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520000000CC8534537F79C778B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2" style:family="graphic">
      <style:graphic-properties style:protect="size"/>
    </style:style>
    <style:style style:name="pr1" style:family="presentation" style:parent-style-name="Title_20_Slide-notes">
      <style:graphic-properties draw:fill-color="#ffffff" fo:min-height="13.364cm"/>
    </style:style>
    <style:style style:name="P1" style:family="paragraph">
      <style:paragraph-properties fo:margin-top="0cm" fo:margin-bottom="0cm" fo:line-height="100%" fo:text-align="start"/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style:paragraph-properties fo:margin-top="0cm" fo:margin-bottom="0cm" fo:line-height="100%" fo:text-align="center"/>
    </style:style>
    <style:style style:name="P4" style:family="paragraph">
      <style:paragraph-properties fo:margin-top="0cm" fo:margin-bottom="0cm" fo:line-height="100%" fo:text-align="end"/>
    </style:style>
    <style:style style:name="P5" style:family="paragraph">
      <loext:graphic-properties draw:fill-color="#ffffff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" style:family="text">
      <style:text-properties fo:font-variant="normal" fo:text-transform="none" style:text-line-through-style="none" style:text-line-through-type="none" style:text-position="0% 100%" style:font-name="Arial" fo:font-size="32pt" fo:letter-spacing="normal" fo:font-style="italic" style:text-underline-style="none" fo:font-weight="normal" style:font-size-asian="32pt" style:font-style-asian="italic" style:font-weight-asian="normal" style:font-size-complex="32pt" style:font-style-complex="italic" style:font-weight-complex="normal"/>
    </style:style>
    <style:style style:name="T3" style:family="text">
      <style:text-properties fo:font-variant="normal" fo:text-transform="none" style:text-line-through-style="none" style:text-line-through-type="none" style:text-position="0% 100%" style:font-name="Arial" fo:font-size="14pt" fo:letter-spacing="normal" fo:font-style="italic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1">
        <draw:custom-shape draw:name="TextShape 1" draw:style-name="gr1" draw:text-style-name="P2" draw:layer="layout" svg:width="19.499cm" svg:height="2.599cm" svg:x="1.4cm" svg:y="0.6cm">
          <text:p text:style-name="P1"><text:span text:style-name="T1">9fcd6860-4fd6-11e8-9681-43aa8275e1e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2" draw:layer="layout" svg:width="25.199cm" svg:height="9.133cm" svg:x="1.4cm" svg:y="3.8cm">
          <text:p text:style-name="P3"><text:span text:style-name="T2">What the superior man seeks is in himself; what the small man seeks is in others.</text:span></text:p>
          <text:p text:style-name="P4"><text:span text:style-name="T3">Confuciu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DemiLight" style:font-family-asian="'Noto Sans CJK SC DemiLight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none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DemiLight" style:font-family-asian="'Noto Sans CJK SC DemiLight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DemiLight" style:font-family-asian="'Noto Sans CJK SC DemiLight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DemiLight" style:font-family-asian="'Noto Sans CJK SC DemiLight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DemiLight" style:font-family-asian="'Noto Sans CJK SC DemiLight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15.752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frame draw:style-name="Mgr3" draw:text-style-name="MP5" draw:layer="backgroundobjects" svg:width="21.65cm" svg:height="3.348cm" svg:x="-0.162cm" svg:y="0.225cm">
        <draw:image xlink:href="Pictures/1000020100000520000000CC8534537F79C778B2.png" xlink:type="simple" xlink:show="embed" xlink:actuate="onLoad">
          <text:p/>
        </draw:image>
      </draw:frame>
      <draw:frame draw:name="PlaceHolder 1" presentation:style-name="Title_20_Slide-title" draw:layer="backgroundobjects" svg:width="19.499cm" svg:height="2.599cm" svg:x="1.4cm" svg:y="0.6cm" presentation:class="title" presentation:placeholder="true" presentation:user-transformed="true">
        <draw:text-box/>
      </draw:frame>
      <draw:frame presentation:style-name="Title_20_Slide-outline1" draw:layer="backgroundobjects" svg:width="25.2cm" svg:height="9.135cm" svg:x="1.4cm" svg:y="3.685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04T19:05:23</meta:creation-date>
    <dc:language>en-GB</dc:language>
    <dc:date>2018-05-04T21:06:41.900430339</dc:date>
    <meta:editing-cycles>7</meta:editing-cycles>
    <dc:title>Bright Blue</dc:title>
    <meta:editing-duration>PT1H55M44S</meta:editing-duration>
    <meta:generator>LibreOffice/6.0.4.1$Linux_X86_64 LibreOffice_project/00m0$Build-1</meta:generator>
    <meta:document-statistic meta:object-count="23"/>
  </office:meta>
</office:document-meta>
</file>